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487cm"/>
    </style:style>
    <style:style style:name="Tableau1.B" style:family="table-column">
      <style:table-column-properties style:column-width="7.763cm"/>
    </style:style>
    <style:style style:name="Tableau1.C" style:family="table-column">
      <style:table-column-properties style:column-width="0.196cm"/>
    </style:style>
    <style:style style:name="Tableau1.D" style:family="table-column">
      <style:table-column-properties style:column-width="7.567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7.569cm" table:align="margins"/>
    </style:style>
    <style:style style:name="Tableau2.A" style:family="table-column">
      <style:table-column-properties style:column-width="3.784cm" style:rel-column-width="32767*"/>
    </style:style>
    <style:style style:name="Tableau2.B" style:family="table-column">
      <style:table-column-properties style:column-width="3.78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5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ff3333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1">Jeudi 24 janvier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">horaires</text:p>
          </table:table-cell>
          <table:table-cell table:style-name="Tableau1.B2" table:number-columns-spanned="2" office:value-type="string">
            <text:p text:style-name="P2">CP</text:p>
          </table:table-cell>
          <table:covered-table-cell/>
          <table:table-cell table:style-name="Tableau1.D2" office:value-type="string">
            <text:p text:style-name="P2">CE1</text:p>
          </table:table-cell>
        </table:table-row>
        <table:table-row>
          <table:table-cell table:style-name="Tableau1.A2" table:number-rows-spanned="3" office:value-type="string">
            <text:p text:style-name="P1">8h30</text:p>
            <text:p text:style-name="P1"/>
            <text:p text:style-name="P1"/>
            <text:p text:style-name="P1"/>
            <text:p text:style-name="P1"/>
            <text:p text:style-name="P1"/>
            <text:p text:style-name="P1">8h45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9h30</text:p>
          </table:table-cell>
          <table:table-cell table:style-name="Tableau1.B3" table:number-columns-spanned="3" office:value-type="string">
            <text:p text:style-name="P5">Rituel : - le jour d'aujourd'hui : la roue des jours + écriture de la date au tableau </text:p>
            <text:p text:style-name="P5">- activité coop : </text:p>
          </table:table-cell>
          <table:covered-table-cell/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19">Lecture</text:p>
            <text:p text:style-name="P14">découverte du son [ ]</text:p>
            <text:p text:style-name="P14">→ comptine pour trouver le nouveau son</text:p>
            <text:p text:style-name="P14">→ jeux pour trouver des mots qui contiennent le son</text:p>
            <text:p text:style-name="P14">→ lecture des lettres et des syllabes livre Taoki</text:p>
            <text:p text:style-name="P15"><text:span text:style-name="T1"/></text:p>
            <text:p text:style-name="P15"><text:span text:style-name="T1">Ecriture</text:span> </text:p>
            <text:p text:style-name="P15">modèle au tableau, écriture dans cahier d'entrainement</text:p>
            <text:p text:style-name="P17"/>
            <text:p text:style-name="P17">Exercices fichier</text:p>
          </table:table-cell>
          <table:table-cell table:style-name="Tableau1.B3" table:number-columns-spanned="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2">Lecture fluence</text:p>
                  <text:p text:style-name="P11">texte 3 avec Martine. Les élèves passent chacun leur tour</text:p>
                </table:table-cell>
                <table:table-cell table:style-name="Tableau2.B1" office:value-type="string">
                  <text:p text:style-name="P12">Copie renversée</text:p>
                  <text:p text:style-name="P11">texte 6 : compter le nombre de fois où l'on retourne son texte</text:p>
                </table:table-cell>
              </table:table-row>
            </table:table>
            <text:p text:style-name="P12"/>
          </table:table-cell>
          <table:covered-table-cell/>
        </table:table-row>
        <table:table-row>
          <table:covered-table-cell/>
          <table:covered-table-cell/>
          <table:table-cell table:style-name="Tableau1.B3" table:number-columns-spanned="2" office:value-type="string">
            <text:p text:style-name="P12">Dictée Négociée</text:p>
            <text:p text:style-name="P10">gpe 1:Lucas, Roxane, Léa</text:p>
            <text:p text:style-name="P10">gpe 2 : Agathe, Melyna, Camille</text:p>
            <text:p text:style-name="P10">Ecoute de la dictée au casque</text:p>
            <text:p text:style-name="P10">Ecrire la dictée sur son ardoise</text:p>
            <text:p text:style-name="P10">Comparer trois par trois son travail </text:p>
            <text:p text:style-name="P11">Se mettre d'accord sur l'écriture</text:p>
          </table:table-cell>
          <table:covered-table-cell/>
        </table:table-row>
        <table:table-row>
          <table:table-cell table:style-name="Tableau1.A2" office:value-type="string">
            <text:p text:style-name="P1">10h00</text:p>
          </table:table-cell>
          <table:table-cell table:style-name="Tableau1.D2" table:number-columns-spanned="3" office:value-type="string">
            <text:p text:style-name="P3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15</text:p>
          </table:table-cell>
          <table:table-cell table:style-name="Tableau1.B7" table:number-columns-spanned="3" office:value-type="string">
            <text:p text:style-name="P14">Calcul mental : cf progression classeur roug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30</text:p>
          </table:table-cell>
          <table:table-cell table:style-name="Tableau1.B4" office:value-type="string">
            <text:p text:style-name="Standard"/>
          </table:table-cell>
          <table:table-cell table:style-name="Tableau1.B7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au1.A2" office:value-type="string">
            <text:p text:style-name="P1">11h30</text:p>
          </table:table-cell>
          <table:table-cell table:style-name="Tableau1.B9" table:number-columns-spanned="3" office:value-type="string">
            <text:p text:style-name="P9"><text:s text:c="2"/>Pause méridienn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00</text:p>
          </table:table-cell>
          <table:table-cell table:style-name="Tableau1.B7" table:number-columns-spanned="3" office:value-type="string">
            <text:p text:style-name="P7">Evaluations nationales : suit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45</text:p>
          </table:table-cell>
          <table:table-cell table:style-name="Tableau1.B7" table:number-columns-spanned="3" office:value-type="string">
            <text:p text:style-name="P7">Anglais : S4 la météo</text:p>
          </table:table-cell>
          <table:covered-table-cell/>
          <table:covered-table-cell/>
        </table:table-row>
        <table:table-row>
          <table:table-cell table:style-name="Tableau1.A12" office:value-type="string">
            <text:p text:style-name="P1">14h30</text:p>
          </table:table-cell>
          <table:table-cell table:style-name="Tableau1.B9" table:number-columns-spanned="3" office:value-type="string">
            <text:p text:style-name="P8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4h45</text:p>
            <text:p text:style-name="P1">16h00</text:p>
          </table:table-cell>
          <table:table-cell table:style-name="Tableau1.B7" table:number-columns-spanned="3" office:value-type="string">
            <text:p text:style-name="P6">Littérature : S2 La Moufle : découverte d'une nouvelle version de la Moufle</text:p>
            <text:p text:style-name="P6">Rajoute un épisode au milieu de l'histoire + DESSIN</text:p>
          </table:table-cell>
          <table:covered-table-cell/>
          <table:covered-table-cell/>
        </table:table-row>
      </table:table>
      <text:p text:style-name="Standard">EQUIPE EDUCATIVE STANLEY 9h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6T11:06:56.51</meta:creation-date>
    <meta:editing-duration>P3DT6H27M</meta:editing-duration>
    <meta:editing-cycles>16</meta:editing-cycles>
    <meta:generator>OpenOffice/4.1.5$Win32 OpenOffice.org_project/415m1$Build-9789</meta:generator>
    <dc:date>2019-01-21T18:39:05.21</dc:date>
    <meta:print-date>2018-10-12T16:53:56.393000000</meta:print-date>
    <dc:creator>Sabrina Agnellini</dc:creator>
    <meta:document-statistic meta:table-count="2" meta:image-count="0" meta:object-count="0" meta:page-count="1" meta:paragraph-count="47" meta:word-count="190" meta:character-count="1076"/>
  </office:meta>
</office:document-meta>
</file>